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style:font-name="Liberation Mono" fo:font-size="10pt" style:font-size-asian="10pt" style:font-size-complex="10pt"/>
    </style:style>
    <style:style style:name="P2" style:family="paragraph" style:parent-style-name="Horizontal_20_Line">
      <style:text-properties style:font-name="Liberation Mono" fo:font-size="10pt" style:font-size-asian="10pt" style:font-size-complex="10pt"/>
    </style:style>
    <style:style style:name="P3" style:family="paragraph" style:parent-style-name="Heading_20_2">
      <style:text-properties style:font-name="Liberation Mono" fo:font-size="10pt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style:font-name="Liberation Mono"/>
    </style:style>
    <style:style style:name="T3" style:family="text">
      <style:text-properties style:font-name="Liberation Mono" fo:font-weight="bold"/>
    </style:style>
    <style:style style:name="T4" style:family="text">
      <style:text-properties style:font-name="Liberation Mono" fo:font-size="10pt" style:font-size-asian="10pt" style:font-size-complex="10pt"/>
    </style:style>
    <style:style style:name="T5" style:family="text">
      <style:text-properties style:font-name="Liberation Mono" fo:font-size="10pt" fo:font-weight="bold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 simple editor de texto es todo lo que necesitas para aprender HTML.</text:p>
      <text:p text:style-name="P1">Aprenda HTML usando el Bloc de notas o TextEdit</text:p>
      <text:p text:style-name="P1"/>
      <text:p text:style-name="P1">Las páginas web se pueden crear y modificar utilizando editores HTML profesionales.</text:p>
      <text:p text:style-name="P1"/>
      <text:p text:style-name="P1">Sin embargo, para aprender HTML, recomendamos un editor de texto simple como Notepad (PC) o TextEdit (Mac).</text:p>
      <text:p text:style-name="P1"/>
      <text:p text:style-name="P1">Creemos que usar un editor de texto simple es una buena manera de aprender HTML.</text:p>
      <text:p text:style-name="P1"/>
      <text:p text:style-name="P1">Siga los pasos a continuación para crear su primera página web con el Bloc de notas o TextEdit.</text:p>
      <text:p text:style-name="P1">Paso 1: Abra el Bloc de notas (PC)</text:p>
      <text:p text:style-name="P1"/>
      <text:p text:style-name="P1">Windows 8 o posterior:</text:p>
      <text:p text:style-name="P1"/>
      <text:p text:style-name="P1">Abra la pantalla de inicio (el símbolo de la ventana en la parte inferior izquierda de la pantalla). Escriba Bloc de notas.</text:p>
      <text:p text:style-name="P1"/>
      <text:p text:style-name="P1">Windows 7 o anterior:</text:p>
      <text:p text:style-name="P1"/>
      <text:p text:style-name="P1">Abrir Inicio Programas Accesorios Bloc de notas</text:p>
      <text:p text:style-name="P1">Paso 1: abre TextEdit (Mac)</text:p>
      <text:p text:style-name="P1"/>
      <text:p text:style-name="P1">Abrir Finder Aplicaciones TextEdit</text:p>
      <text:p text:style-name="P1"/>
      <text:p text:style-name="P1">También cambie algunas preferencias para que la aplicación guarde los archivos correctamente. En el formato de preferencias, elija 'Texto sin formato'</text:p>
      <text:p text:style-name="P1"/>
      <text:p text:style-name="P1">Luego, en 'Abrir y guardar', marque la casilla que dice 'Mostrar archivos HTML como código HTML en lugar de texto formateado'.</text:p>
      <text:p text:style-name="P1"/>
      <text:p text:style-name="P1">Luego abra un nuevo documento para colocar el código.</text:p>
      <text:p text:style-name="P1">Paso 2: Escribe algo de HTML</text:p>
      <text:p text:style-name="P1"/>
      <text:p text:style-name="P1">Escriba o copie algo de HTML en el Bloc de notas.</text:p>
      <text:p text:style-name="P1"/>
      <text:p text:style-name="P1"><text:soft-page-break/>Paso 3: guarda la página HTML</text:p>
      <text:p text:style-name="P1"/>
      <text:p text:style-name="P1">Guarde el archivo en su computadora. Seleccione Archivo Guardar como en el menú del Bloc de notas.</text:p>
      <text:p text:style-name="P1"/>
      <text:p text:style-name="P1">Denomine el archivo 'index.htm' y establezca la codificación en UTF-8 (que es la codificación preferida para archivos HTML).</text:p>
      <text:p text:style-name="P1"/>
      <text:p text:style-name="P1">Paso 4: ver la página HTML en su navegador</text:p>
      <text:p text:style-name="P1"/>
      <text:p text:style-name="P1">Abra el archivo HTML guardado en su navegador favorito (haga doble clic en el archivo o haga clic con el botón derecho y seleccione 'Abrir con').</text:p>
      <text:p text:style-name="P1"/>
      <text:p text:style-name="P1">El resultado se parecerá mucho a est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23:52:41.529656694</meta:creation-date>
    <meta:generator>LibreOffice/6.0.7.3$Linux_X86_64 LibreOffice_project/00m0$Build-3</meta:generator>
    <dc:date>2020-05-08T23:56:06.543686862</dc:date>
    <meta:editing-duration>PT3M25S</meta:editing-duration>
    <meta:editing-cycles>3</meta:editing-cycles>
    <meta:document-statistic meta:table-count="0" meta:image-count="0" meta:object-count="0" meta:page-count="2" meta:paragraph-count="24" meta:word-count="289" meta:character-count="1672" meta:non-whitespace-character-count="1407"/>
  </office:meta>
</office:document-meta>
</file>